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Porcentaje" style:data-style-name="N1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19"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1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1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6377" table:default-cell-style-name="ce5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4">
            <text:p>Nº Personas vacunadas</text:p>
            <text:p>(pauta completada)</text:p>
          </table:table-cell>
          <table:table-cell office:value-type="string" table:style-name="ce4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209520" table:style-name="ce7">
            <text:p>209 520</text:p>
          </table:table-cell>
          <table:table-cell office:value-type="float" office:value="6800" table:style-name="ce7">
            <text:p>6 800</text:p>
          </table:table-cell>
          <table:table-cell office:value-type="float" office:value="216320" table:style-name="ce7">
            <text:p>216 320</text:p>
          </table:table-cell>
          <table:table-cell office:value-type="float" office:value="151404" table:style-name="ce7">
            <text:p>151 404</text:p>
          </table:table-cell>
          <table:table-cell office:value-type="percentage" office:value="0.69990754437869818" table:style-name="ce8">
            <text:p>70%</text:p>
          </table:table-cell>
          <table:table-cell office:value-type="float" office:value="533" table:style-name="ce7">
            <text:p>533</text:p>
          </table:table-cell>
          <table:table-cell office:value-type="date" office:date-value="2021-01-17T00:00:00" table:style-name="ce9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Aragón</text:p>
          </table:table-cell>
          <table:table-cell office:value-type="float" office:value="35415" table:style-name="ce11">
            <text:p>35 415</text:p>
          </table:table-cell>
          <table:table-cell office:value-type="float" office:value="1200" table:style-name="ce11">
            <text:p>1 200</text:p>
          </table:table-cell>
          <table:table-cell office:value-type="float" office:value="36615" table:style-name="ce11">
            <text:p>36 615</text:p>
          </table:table-cell>
          <table:table-cell office:value-type="float" office:value="25133" table:style-name="ce11">
            <text:p>25 133</text:p>
          </table:table-cell>
          <table:table-cell office:value-type="percentage" office:value="0.68641267240202108" table:style-name="ce12">
            <text:p>69%</text:p>
          </table:table-cell>
          <table:table-cell office:value-type="float" office:value="0" table:style-name="ce11">
            <text:p>0</text:p>
          </table:table-cell>
          <table:table-cell office:value-type="date" office:date-value="2021-01-17T00:00:00" table:style-name="ce9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Asturias<text:s/></text:p>
          </table:table-cell>
          <table:table-cell office:value-type="float" office:value="35420" table:style-name="ce11">
            <text:p>35 420</text:p>
          </table:table-cell>
          <table:table-cell office:value-type="float" office:value="1200" table:style-name="ce11">
            <text:p>1 200</text:p>
          </table:table-cell>
          <table:table-cell office:value-type="float" office:value="36620" table:style-name="ce11">
            <text:p>36 620</text:p>
          </table:table-cell>
          <table:table-cell office:value-type="float" office:value="33572" table:style-name="ce11">
            <text:p>33 572</text:p>
          </table:table-cell>
          <table:table-cell office:value-type="percentage" office:value="0.91676679410158379" table:style-name="ce12">
            <text:p>92%</text:p>
          </table:table-cell>
          <table:table-cell office:value-type="float" office:value="202" table:style-name="ce11">
            <text:p>202</text:p>
          </table:table-cell>
          <table:table-cell office:value-type="date" office:date-value="2021-01-18T00:00:00" table:style-name="ce9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Baleares</text:p>
          </table:table-cell>
          <table:table-cell office:value-type="float" office:value="16740" table:style-name="ce11">
            <text:p>16 740</text:p>
          </table:table-cell>
          <table:table-cell office:value-type="float" office:value="600" table:style-name="ce11">
            <text:p>600</text:p>
          </table:table-cell>
          <table:table-cell office:value-type="float" office:value="17340" table:style-name="ce11">
            <text:p>17 340</text:p>
          </table:table-cell>
          <table:table-cell office:value-type="float" office:value="13750" table:style-name="ce11">
            <text:p>13 750</text:p>
          </table:table-cell>
          <table:table-cell office:value-type="percentage" office:value="0.79296424452133796" table:style-name="ce12">
            <text:p>79%</text:p>
          </table:table-cell>
          <table:table-cell office:value-type="float" office:value="155" table:style-name="ce11">
            <text:p>155</text:p>
          </table:table-cell>
          <table:table-cell office:value-type="date" office:date-value="2021-01-17T00:00:00" table:style-name="ce9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Canarias</text:p>
          </table:table-cell>
          <table:table-cell office:value-type="float" office:value="41310" table:style-name="ce11">
            <text:p>41 310</text:p>
          </table:table-cell>
          <table:table-cell office:value-type="float" office:value="1300" table:style-name="ce11">
            <text:p>1 300</text:p>
          </table:table-cell>
          <table:table-cell office:value-type="float" office:value="42610" table:style-name="ce11">
            <text:p>42 610</text:p>
          </table:table-cell>
          <table:table-cell office:value-type="float" office:value="42113" table:style-name="ce11">
            <text:p>42 113</text:p>
          </table:table-cell>
          <table:table-cell office:value-type="percentage" office:value="0.98833607134475476" table:style-name="ce12">
            <text:p>99%</text:p>
          </table:table-cell>
          <table:table-cell office:value-type="float" office:value="327" table:style-name="ce11">
            <text:p>327</text:p>
          </table:table-cell>
          <table:table-cell office:value-type="date" office:date-value="2021-01-18T00:00:00" table:style-name="ce9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Cantabria</text:p>
          </table:table-cell>
          <table:table-cell office:value-type="float" office:value="17700" table:style-name="ce11">
            <text:p>17 700</text:p>
          </table:table-cell>
          <table:table-cell office:value-type="float" office:value="500" table:style-name="ce11">
            <text:p>500</text:p>
          </table:table-cell>
          <table:table-cell office:value-type="float" office:value="18200" table:style-name="ce11">
            <text:p>18 200</text:p>
          </table:table-cell>
          <table:table-cell office:value-type="float" office:value="17724" table:style-name="ce11">
            <text:p>17 724</text:p>
          </table:table-cell>
          <table:table-cell office:value-type="percentage" office:value="0.97384615384615381" table:style-name="ce12">
            <text:p>97%</text:p>
          </table:table-cell>
          <table:table-cell office:value-type="float" office:value="0" table:style-name="ce11">
            <text:p>0</text:p>
          </table:table-cell>
          <table:table-cell office:value-type="date" office:date-value="2021-01-16T00:00:00" table:style-name="ce9">
            <text:p>16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Castilla y Leon<text:s/></text:p>
          </table:table-cell>
          <table:table-cell office:value-type="float" office:value="76740" table:style-name="ce11">
            <text:p>76 740</text:p>
          </table:table-cell>
          <table:table-cell office:value-type="float" office:value="2500" table:style-name="ce11">
            <text:p>2 500</text:p>
          </table:table-cell>
          <table:table-cell office:value-type="float" office:value="79240" table:style-name="ce11">
            <text:p>79 240</text:p>
          </table:table-cell>
          <table:table-cell office:value-type="float" office:value="67079" table:style-name="ce11">
            <text:p>67 079</text:p>
          </table:table-cell>
          <table:table-cell office:value-type="percentage" office:value="0.84652953054013125" table:style-name="ce12">
            <text:p>85%</text:p>
          </table:table-cell>
          <table:table-cell office:value-type="float" office:value="124" table:style-name="ce11">
            <text:p>124</text:p>
          </table:table-cell>
          <table:table-cell office:value-type="date" office:date-value="2021-01-17T00:00:00" table:style-name="ce9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Castilla La Mancha</text:p>
          </table:table-cell>
          <table:table-cell office:value-type="float" office:value="53100" table:style-name="ce11">
            <text:p>53 100</text:p>
          </table:table-cell>
          <table:table-cell office:value-type="float" office:value="1700" table:style-name="ce11">
            <text:p>1 700</text:p>
          </table:table-cell>
          <table:table-cell office:value-type="float" office:value="54800" table:style-name="ce11">
            <text:p>54 800</text:p>
          </table:table-cell>
          <table:table-cell office:value-type="float" office:value="38321" table:style-name="ce11">
            <text:p>38 321</text:p>
          </table:table-cell>
          <table:table-cell office:value-type="percentage" office:value="0.6992883211678832" table:style-name="ce12">
            <text:p>70%</text:p>
          </table:table-cell>
          <table:table-cell office:value-type="float" office:value="0" table:style-name="ce11">
            <text:p>0</text:p>
          </table:table-cell>
          <table:table-cell office:value-type="date" office:date-value="2021-01-17T00:00:00" table:style-name="ce9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Cataluña</text:p>
          </table:table-cell>
          <table:table-cell office:value-type="float" office:value="180020" table:style-name="ce11">
            <text:p>180 020</text:p>
          </table:table-cell>
          <table:table-cell office:value-type="float" office:value="5800" table:style-name="ce11">
            <text:p>5 800</text:p>
          </table:table-cell>
          <table:table-cell office:value-type="float" office:value="185820" table:style-name="ce11">
            <text:p>185 820</text:p>
          </table:table-cell>
          <table:table-cell office:value-type="float" office:value="145073" table:style-name="ce11">
            <text:p>145 073</text:p>
          </table:table-cell>
          <table:table-cell office:value-type="percentage" office:value="0.78071789904208377" table:style-name="ce12">
            <text:p>78%</text:p>
          </table:table-cell>
          <table:table-cell office:value-type="float" office:value="167" table:style-name="ce11">
            <text:p>167</text:p>
          </table:table-cell>
          <table:table-cell office:value-type="date" office:date-value="2021-01-17T00:00:00" table:style-name="ce9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C. Valenciana</text:p>
          </table:table-cell>
          <table:table-cell office:value-type="float" office:value="91450" table:style-name="ce11">
            <text:p>91 450</text:p>
          </table:table-cell>
          <table:table-cell office:value-type="float" office:value="2900" table:style-name="ce11">
            <text:p>2 900</text:p>
          </table:table-cell>
          <table:table-cell office:value-type="float" office:value="94350" table:style-name="ce11">
            <text:p>94 350</text:p>
          </table:table-cell>
          <table:table-cell office:value-type="float" office:value="93695" table:style-name="ce11">
            <text:p>93 695</text:p>
          </table:table-cell>
          <table:table-cell office:value-type="percentage" office:value="0.99305776364599896" table:style-name="ce12">
            <text:p>99%</text:p>
          </table:table-cell>
          <table:table-cell office:value-type="float" office:value="152" table:style-name="ce11">
            <text:p>152</text:p>
          </table:table-cell>
          <table:table-cell office:value-type="date" office:date-value="2021-01-18T00:00:00" table:style-name="ce9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Extremadura</text:p>
          </table:table-cell>
          <table:table-cell office:value-type="float" office:value="32450" table:style-name="ce11">
            <text:p>32 450</text:p>
          </table:table-cell>
          <table:table-cell office:value-type="float" office:value="1000" table:style-name="ce11">
            <text:p>1 000</text:p>
          </table:table-cell>
          <table:table-cell office:value-type="float" office:value="33450" table:style-name="ce11">
            <text:p>33 450</text:p>
          </table:table-cell>
          <table:table-cell office:value-type="float" office:value="27613" table:style-name="ce11">
            <text:p>27 613</text:p>
          </table:table-cell>
          <table:table-cell office:value-type="percentage" office:value="0.82550074738415546" table:style-name="ce12">
            <text:p>83%</text:p>
          </table:table-cell>
          <table:table-cell office:value-type="float" office:value="0" table:style-name="ce11">
            <text:p>0</text:p>
          </table:table-cell>
          <table:table-cell office:value-type="date" office:date-value="2021-01-17T00:00:00" table:style-name="ce9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Galicia</text:p>
          </table:table-cell>
          <table:table-cell office:value-type="float" office:value="56080" table:style-name="ce11">
            <text:p>56 080</text:p>
          </table:table-cell>
          <table:table-cell office:value-type="float" office:value="1800" table:style-name="ce11">
            <text:p>1 800</text:p>
          </table:table-cell>
          <table:table-cell office:value-type="float" office:value="57880" table:style-name="ce11">
            <text:p>57 880</text:p>
          </table:table-cell>
          <table:table-cell office:value-type="float" office:value="56481" table:style-name="ce11">
            <text:p>56 481</text:p>
          </table:table-cell>
          <table:table-cell office:value-type="percentage" office:value="0.97582930200414653" table:style-name="ce12">
            <text:p>98%</text:p>
          </table:table-cell>
          <table:table-cell office:value-type="float" office:value="150" table:style-name="ce11">
            <text:p>150</text:p>
          </table:table-cell>
          <table:table-cell office:value-type="date" office:date-value="2021-01-18T00:00:00" table:style-name="ce9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La Rioja</text:p>
          </table:table-cell>
          <table:table-cell office:value-type="float" office:value="8840" table:style-name="ce11">
            <text:p>8 840</text:p>
          </table:table-cell>
          <table:table-cell office:value-type="float" office:value="200" table:style-name="ce11">
            <text:p>200</text:p>
          </table:table-cell>
          <table:table-cell office:value-type="float" office:value="9040" table:style-name="ce11">
            <text:p>9 040</text:p>
          </table:table-cell>
          <table:table-cell office:value-type="float" office:value="7761" table:style-name="ce11">
            <text:p>7 761</text:p>
          </table:table-cell>
          <table:table-cell office:value-type="percentage" office:value="0.85851769911504427" table:style-name="ce12">
            <text:p>86%</text:p>
          </table:table-cell>
          <table:table-cell office:value-type="float" office:value="0" table:style-name="ce11">
            <text:p>0</text:p>
          </table:table-cell>
          <table:table-cell office:value-type="date" office:date-value="2021-01-15T00:00:00" table:style-name="ce9">
            <text:p>15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Madrid</text:p>
          </table:table-cell>
          <table:table-cell office:value-type="float" office:value="147540" table:style-name="ce11">
            <text:p>147 540</text:p>
          </table:table-cell>
          <table:table-cell office:value-type="float" office:value="4700" table:style-name="ce11">
            <text:p>4 700</text:p>
          </table:table-cell>
          <table:table-cell office:value-type="float" office:value="152240" table:style-name="ce11">
            <text:p>152 240</text:p>
          </table:table-cell>
          <table:table-cell office:value-type="float" office:value="104490" table:style-name="ce11">
            <text:p>104 490</text:p>
          </table:table-cell>
          <table:table-cell office:value-type="percentage" office:value="0.68635049921177094" table:style-name="ce12">
            <text:p>69%</text:p>
          </table:table-cell>
          <table:table-cell office:value-type="float" office:value="476" table:style-name="ce11">
            <text:p>476</text:p>
          </table:table-cell>
          <table:table-cell office:value-type="date" office:date-value="2021-01-18T00:00:00" table:style-name="ce9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Murcia<text:s/></text:p>
          </table:table-cell>
          <table:table-cell office:value-type="float" office:value="38360" table:style-name="ce11">
            <text:p>38 360</text:p>
          </table:table-cell>
          <table:table-cell office:value-type="float" office:value="1200" table:style-name="ce11">
            <text:p>1 200</text:p>
          </table:table-cell>
          <table:table-cell office:value-type="float" office:value="39560" table:style-name="ce11">
            <text:p>39 560</text:p>
          </table:table-cell>
          <table:table-cell office:value-type="float" office:value="34103" table:style-name="ce11">
            <text:p>34 103</text:p>
          </table:table-cell>
          <table:table-cell office:value-type="percentage" office:value="0.86205763397371082" table:style-name="ce12">
            <text:p>86%</text:p>
          </table:table-cell>
          <table:table-cell office:value-type="float" office:value="0" table:style-name="ce11">
            <text:p>0</text:p>
          </table:table-cell>
          <table:table-cell office:value-type="date" office:date-value="2021-01-18T00:00:00" table:style-name="ce9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Navarra</text:p>
          </table:table-cell>
          <table:table-cell office:value-type="float" office:value="17700" table:style-name="ce11">
            <text:p>17 700</text:p>
          </table:table-cell>
          <table:table-cell office:value-type="float" office:value="500" table:style-name="ce11">
            <text:p>500</text:p>
          </table:table-cell>
          <table:table-cell office:value-type="float" office:value="18200" table:style-name="ce11">
            <text:p>18 200</text:p>
          </table:table-cell>
          <table:table-cell office:value-type="float" office:value="11834" table:style-name="ce11">
            <text:p>11 834</text:p>
          </table:table-cell>
          <table:table-cell office:value-type="percentage" office:value="0.65021978021978022" table:style-name="ce12">
            <text:p>65%</text:p>
          </table:table-cell>
          <table:table-cell office:value-type="float" office:value="0" table:style-name="ce11">
            <text:p>0</text:p>
          </table:table-cell>
          <table:table-cell office:value-type="date" office:date-value="2021-01-17T00:00:00" table:style-name="ce9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País Vasco</text:p>
          </table:table-cell>
          <table:table-cell office:value-type="float" office:value="47205" table:style-name="ce11">
            <text:p>47 205</text:p>
          </table:table-cell>
          <table:table-cell office:value-type="float" office:value="1400" table:style-name="ce11">
            <text:p>1 400</text:p>
          </table:table-cell>
          <table:table-cell office:value-type="float" office:value="48605" table:style-name="ce11">
            <text:p>48 605</text:p>
          </table:table-cell>
          <table:table-cell office:value-type="float" office:value="25526" table:style-name="ce11">
            <text:p>25 526</text:p>
          </table:table-cell>
          <table:table-cell office:value-type="percentage" office:value="0.52517230737578435" table:style-name="ce12">
            <text:p>53%</text:p>
          </table:table-cell>
          <table:table-cell office:value-type="float" office:value="0" table:style-name="ce11">
            <text:p>0</text:p>
          </table:table-cell>
          <table:table-cell office:value-type="date" office:date-value="2021-01-17T00:00:00" table:style-name="ce9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Ceuta</text:p>
          </table:table-cell>
          <table:table-cell office:value-type="float" office:value="1005" table:style-name="ce11">
            <text:p>1 005</text:p>
          </table:table-cell>
          <table:table-cell office:value-type="float" office:value="200" table:style-name="ce11">
            <text:p>200</text:p>
          </table:table-cell>
          <table:table-cell office:value-type="float" office:value="1205" table:style-name="ce11">
            <text:p>1 205</text:p>
          </table:table-cell>
          <table:table-cell office:value-type="float" office:value="981" table:style-name="ce11">
            <text:p>981</text:p>
          </table:table-cell>
          <table:table-cell office:value-type="percentage" office:value="0.81410788381742738" table:style-name="ce12">
            <text:p>81%</text:p>
          </table:table-cell>
          <table:table-cell office:value-type="float" office:value="29" table:style-name="ce11">
            <text:p>29</text:p>
          </table:table-cell>
          <table:table-cell office:value-type="date" office:date-value="2021-01-17T00:00:00" table:style-name="ce9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Melilla</text:p>
          </table:table-cell>
          <table:table-cell office:value-type="float" office:value="1005" table:style-name="ce11">
            <text:p>1 005</text:p>
          </table:table-cell>
          <table:table-cell office:value-type="float" office:value="200" table:style-name="ce11">
            <text:p>200</text:p>
          </table:table-cell>
          <table:table-cell office:value-type="float" office:value="1205" table:style-name="ce11">
            <text:p>1 205</text:p>
          </table:table-cell>
          <table:table-cell office:value-type="float" office:value="1289" table:style-name="ce11">
            <text:p>1 289</text:p>
          </table:table-cell>
          <table:table-cell office:value-type="percentage" office:value="1.0697095435684647" table:style-name="ce12">
            <text:p>107%</text:p>
          </table:table-cell>
          <table:table-cell office:value-type="float" office:value="0" table:style-name="ce11">
            <text:p>0</text:p>
          </table:table-cell>
          <table:table-cell office:value-type="date" office:date-value="2021-01-15T00:00:00" table:style-name="ce9">
            <text:p>15/01/2021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Totales</text:p>
          </table:table-cell>
          <table:table-cell office:value-type="float" office:value="1107600" table:style-name="ce14">
            <text:p>1 107 600</text:p>
          </table:table-cell>
          <table:table-cell office:value-type="float" office:value="35700" table:style-name="ce14">
            <text:p>35 700</text:p>
          </table:table-cell>
          <table:table-cell office:value-type="float" office:value="1143300" table:style-name="ce14">
            <text:p>1 143 300</text:p>
          </table:table-cell>
          <table:table-cell office:value-type="float" office:value="897942" table:style-name="ce14">
            <text:p>897 942</text:p>
          </table:table-cell>
          <table:table-cell office:value-type="percentage" office:value="0.78539490947257939" table:style-name="ce15">
            <text:p>79%</text:p>
          </table:table-cell>
          <table:table-cell office:value-type="float" office:value="2315" table:style-name="ce14">
            <text:p>2 315</text:p>
          </table:table-cell>
          <table:table-cell table:number-columns-repeated="16377" table:style-name="ce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GIV</meta:initial-creator>
    <dc:creator>amine cheddad</dc:creator>
    <meta:creation-date>2021-01-04T11:25:18Z</meta:creation-date>
    <dc:date>2021-10-09T11:30:47Z</dc:date>
  </office:meta>
</office:document-meta>
</file>